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66pt"/>
    </style:style>
    <style:style style:name="co2" style:family="table-column">
      <style:table-column-properties fo:break-before="auto" style:column-width="114.46pt"/>
    </style:style>
    <style:style style:name="co3" style:family="table-column">
      <style:table-column-properties fo:break-before="auto" style:column-width="122.2pt"/>
    </style:style>
    <style:style style:name="co4" style:family="table-column">
      <style:table-column-properties fo:break-before="auto" style:column-width="162.34pt"/>
    </style:style>
    <style:style style:name="co5" style:family="table-column">
      <style:table-column-properties fo:break-before="auto" style:column-width="170.0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56.16pt"/>
    </style:style>
    <style:style style:name="co8" style:family="table-column">
      <style:table-column-properties fo:break-before="auto" style:column-width="163.9pt"/>
    </style:style>
    <style:style style:name="co9" style:family="table-column">
      <style:table-column-properties fo:break-before="auto" style:column-width="192.19pt"/>
    </style:style>
    <style:style style:name="co10" style:family="table-column">
      <style:table-column-properties fo:break-before="auto" style:column-width="124.5pt"/>
    </style:style>
    <style:style style:name="co11" style:family="table-column">
      <style:table-column-properties fo:break-before="auto" style:column-width="132.24pt"/>
    </style:style>
    <style:style style:name="co12" style:family="table-column">
      <style:table-column-properties fo:break-before="auto" style:column-width="172.35pt"/>
    </style:style>
    <style:style style:name="co13" style:family="table-column">
      <style:table-column-properties fo:break-before="auto" style:column-width="174.7pt"/>
    </style:style>
    <style:style style:name="co14" style:family="table-column">
      <style:table-column-properties fo:break-before="auto" style:column-width="199.39pt"/>
    </style:style>
    <style:style style:name="co15" style:family="table-column">
      <style:table-column-properties fo:break-before="auto" style:column-width="207.1pt"/>
    </style:style>
    <style:style style:name="co16" style:family="table-column">
      <style:table-column-properties fo:break-before="auto" style:column-width="140.71pt"/>
    </style:style>
    <style:style style:name="co17" style:family="table-column">
      <style:table-column-properties fo:break-before="auto" style:column-width="148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love" table:style-name="ta1">
        <table:shapes>
          <draw:frame draw:z-index="0" draw:style-name="gr1" draw:text-style-name="P1" svg:width="524.04pt" svg:height="270.31pt" svg:x="201.37pt" svg:y="54.23pt">
            <draw:object draw:notify-on-update-of-ranges="Glove.A1:Glove.A1 Glove.A2:Glove.A23 Glove.B1:Glove.B1 Glove.B2:Glove.B23 Glove.D1:Glove.D1 Glove.D2:Glove.D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umber of clusters</text:p>
          </table:table-cell>
          <table:table-cell office:value-type="string" calcext:value-type="string">
            <text:p>fine_tuned_glove_mean</text:p>
          </table:table-cell>
          <table:table-cell office:value-type="string" calcext:value-type="string">
            <text:p>fine_tuned_glove_median</text:p>
          </table:table-cell>
          <table:table-cell office:value-type="string" calcext:value-type="string">
            <text:p>glove_trained_from_scratch_mean</text:p>
          </table:table-cell>
          <table:table-cell office:value-type="string" calcext:value-type="string">
            <text:p>glove_trained_from_scratch_medi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29869789590641" calcext:value-type="float">
            <text:p>0.129869789590641</text:p>
          </table:table-cell>
          <table:table-cell office:value-type="float" office:value="0.142367429149394" calcext:value-type="float">
            <text:p>0.142367429149394</text:p>
          </table:table-cell>
          <table:table-cell office:value-type="float" office:value="0.0498190966013917" calcext:value-type="float">
            <text:p>0.049819096601392</text:p>
          </table:table-cell>
          <table:table-cell office:value-type="float" office:value="0.0425233739736129" calcext:value-type="float">
            <text:p>0.0425233739736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6184806045221" calcext:value-type="float">
            <text:p>0.136184806045221</text:p>
          </table:table-cell>
          <table:table-cell office:value-type="float" office:value="0.138443628427934" calcext:value-type="float">
            <text:p>0.138443628427934</text:p>
          </table:table-cell>
          <table:table-cell office:value-type="float" office:value="0.0485417652130127" calcext:value-type="float">
            <text:p>0.048541765213013</text:p>
          </table:table-cell>
          <table:table-cell office:value-type="float" office:value="0.0330322281195193" calcext:value-type="float">
            <text:p>0.0330322281195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16817850817899" calcext:value-type="float">
            <text:p>0.116817850817899</text:p>
          </table:table-cell>
          <table:table-cell office:value-type="float" office:value="0.123252874880421" calcext:value-type="float">
            <text:p>0.123252874880421</text:p>
          </table:table-cell>
          <table:table-cell office:value-type="float" office:value="0.0461722578537437" calcext:value-type="float">
            <text:p>0.046172257853744</text:p>
          </table:table-cell>
          <table:table-cell office:value-type="float" office:value="0.037153282944037" calcext:value-type="float">
            <text:p>0.0371532829440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352964471311" calcext:value-type="float">
            <text:p>0.12352964471311</text:p>
          </table:table-cell>
          <table:table-cell office:value-type="float" office:value="0.142245184450733" calcext:value-type="float">
            <text:p>0.142245184450733</text:p>
          </table:table-cell>
          <table:table-cell office:value-type="float" office:value="0.0449922043158084" calcext:value-type="float">
            <text:p>0.044992204315808</text:p>
          </table:table-cell>
          <table:table-cell office:value-type="float" office:value="0.0304178432542451" calcext:value-type="float">
            <text:p>0.0304178432542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45418032372204" calcext:value-type="float">
            <text:p>0.145418032372204</text:p>
          </table:table-cell>
          <table:table-cell office:value-type="float" office:value="0.152257503587372" calcext:value-type="float">
            <text:p>0.152257503587372</text:p>
          </table:table-cell>
          <table:table-cell office:value-type="float" office:value="0.0542519897269304" calcext:value-type="float">
            <text:p>0.05425198972693</text:p>
          </table:table-cell>
          <table:table-cell office:value-type="float" office:value="0.0348813271035953" calcext:value-type="float">
            <text:p>0.0348813271035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42934806590178" calcext:value-type="float">
            <text:p>0.142934806590178</text:p>
          </table:table-cell>
          <table:table-cell office:value-type="float" office:value="0.141548007264429" calcext:value-type="float">
            <text:p>0.141548007264429</text:p>
          </table:table-cell>
          <table:table-cell office:value-type="float" office:value="0.0509887382935505" calcext:value-type="float">
            <text:p>0.050988738293551</text:p>
          </table:table-cell>
          <table:table-cell office:value-type="float" office:value="0.0406401217713648" calcext:value-type="float">
            <text:p>0.0406401217713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35345098083693" calcext:value-type="float">
            <text:p>0.135345098083693</text:p>
          </table:table-cell>
          <table:table-cell office:value-type="float" office:value="0.133718149613361" calcext:value-type="float">
            <text:p>0.133718149613361</text:p>
          </table:table-cell>
          <table:table-cell office:value-type="float" office:value="0.0553530393737727" calcext:value-type="float">
            <text:p>0.055353039373773</text:p>
          </table:table-cell>
          <table:table-cell office:value-type="float" office:value="0.0426713530871333" calcext:value-type="float">
            <text:p>0.0426713530871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40542525395834" calcext:value-type="float">
            <text:p>0.140542525395834</text:p>
          </table:table-cell>
          <table:table-cell office:value-type="float" office:value="0.139461451939174" calcext:value-type="float">
            <text:p>0.139461451939174</text:p>
          </table:table-cell>
          <table:table-cell office:value-type="float" office:value="0.0537478821706683" calcext:value-type="float">
            <text:p>0.053747882170668</text:p>
          </table:table-cell>
          <table:table-cell office:value-type="float" office:value="0.0446028137207031" calcext:value-type="float">
            <text:p>0.0446028137207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40130965369088" calcext:value-type="float">
            <text:p>0.140130965369088</text:p>
          </table:table-cell>
          <table:table-cell office:value-type="float" office:value="0.14213900196309" calcext:value-type="float">
            <text:p>0.14213900196309</text:p>
          </table:table-cell>
          <table:table-cell office:value-type="float" office:value="0.0567526123150676" calcext:value-type="float">
            <text:p>0.056752612315068</text:p>
          </table:table-cell>
          <table:table-cell office:value-type="float" office:value="0.0514428773218272" calcext:value-type="float">
            <text:p>0.0514428773218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43495356843909" calcext:value-type="float">
            <text:p>0.143495356843909</text:p>
          </table:table-cell>
          <table:table-cell office:value-type="float" office:value="0.142041351941167" calcext:value-type="float">
            <text:p>0.142041351941167</text:p>
          </table:table-cell>
          <table:table-cell office:value-type="float" office:value="0.0563489165636958" calcext:value-type="float">
            <text:p>0.056348916563696</text:p>
          </table:table-cell>
          <table:table-cell office:value-type="float" office:value="0.0503274100167411" calcext:value-type="float">
            <text:p>0.0503274100167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38655885079164" calcext:value-type="float">
            <text:p>0.138655885079164</text:p>
          </table:table-cell>
          <table:table-cell office:value-type="float" office:value="0.137330814283721" calcext:value-type="float">
            <text:p>0.137330814283721</text:p>
          </table:table-cell>
          <table:table-cell office:value-type="float" office:value="0.0525047429588029" calcext:value-type="float">
            <text:p>0.052504742958803</text:p>
          </table:table-cell>
          <table:table-cell office:value-type="float" office:value="0.0444262601891343" calcext:value-type="float">
            <text:p>0.0444262601891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43806933430531" calcext:value-type="float">
            <text:p>0.143806933430531</text:p>
          </table:table-cell>
          <table:table-cell office:value-type="float" office:value="0.141424049844547" calcext:value-type="float">
            <text:p>0.141424049844547</text:p>
          </table:table-cell>
          <table:table-cell office:value-type="float" office:value="0.0573001616744405" calcext:value-type="float">
            <text:p>0.057300161674441</text:p>
          </table:table-cell>
          <table:table-cell office:value-type="float" office:value="0.0516682340660874" calcext:value-type="float">
            <text:p>0.0516682340660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39824593135289" calcext:value-type="float">
            <text:p>0.139824593135289</text:p>
          </table:table-cell>
          <table:table-cell office:value-type="float" office:value="0.136976249850526" calcext:value-type="float">
            <text:p>0.136976249850526</text:p>
          </table:table-cell>
          <table:table-cell office:value-type="float" office:value="0.0582599332121765" calcext:value-type="float">
            <text:p>0.058259933212177</text:p>
          </table:table-cell>
          <table:table-cell office:value-type="float" office:value="0.0465571064851722" calcext:value-type="float">
            <text:p>0.0465571064851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41926489924819" calcext:value-type="float">
            <text:p>0.141926489924819</text:p>
          </table:table-cell>
          <table:table-cell office:value-type="float" office:value="0.144401618801818" calcext:value-type="float">
            <text:p>0.144401618801818</text:p>
          </table:table-cell>
          <table:table-cell office:value-type="float" office:value="0.0558325857799096" calcext:value-type="float">
            <text:p>0.05583258577991</text:p>
          </table:table-cell>
          <table:table-cell office:value-type="float" office:value="0.0452856569874044" calcext:value-type="float">
            <text:p>0.0452856569874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395249101838" calcext:value-type="float">
            <text:p>0.1395249101838</text:p>
          </table:table-cell>
          <table:table-cell office:value-type="float" office:value="0.141287953902264" calcext:value-type="float">
            <text:p>0.141287953902264</text:p>
          </table:table-cell>
          <table:table-cell office:value-type="float" office:value="0.0571931100320988" calcext:value-type="float">
            <text:p>0.057193110032099</text:p>
          </table:table-cell>
          <table:table-cell office:value-type="float" office:value="0.0481153184540418" calcext:value-type="float">
            <text:p>0.0481153184540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39706002816514" calcext:value-type="float">
            <text:p>0.139706002816514</text:p>
          </table:table-cell>
          <table:table-cell office:value-type="float" office:value="0.13820706114477" calcext:value-type="float">
            <text:p>0.13820706114477</text:p>
          </table:table-cell>
          <table:table-cell office:value-type="float" office:value="0.0571204991465755" calcext:value-type="float">
            <text:p>0.057120499146576</text:p>
          </table:table-cell>
          <table:table-cell office:value-type="float" office:value="0.0480762964365434" calcext:value-type="float">
            <text:p>0.0480762964365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38769228599115" calcext:value-type="float">
            <text:p>0.138769228599115</text:p>
          </table:table-cell>
          <table:table-cell office:value-type="float" office:value="0.147927320830676" calcext:value-type="float">
            <text:p>0.147927320830676</text:p>
          </table:table-cell>
          <table:table-cell office:value-type="float" office:value="0.0551776373011594" calcext:value-type="float">
            <text:p>0.055177637301159</text:p>
          </table:table-cell>
          <table:table-cell office:value-type="float" office:value="0.0475107309769611" calcext:value-type="float">
            <text:p>0.0475107309769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444481937642" calcext:value-type="float">
            <text:p>0.1444481937642</text:p>
          </table:table-cell>
          <table:table-cell office:value-type="float" office:value="0.147064620037468" calcext:value-type="float">
            <text:p>0.147064620037468</text:p>
          </table:table-cell>
          <table:table-cell office:value-type="float" office:value="0.0579306796326929" calcext:value-type="float">
            <text:p>0.057930679632693</text:p>
          </table:table-cell>
          <table:table-cell office:value-type="float" office:value="0.0540128746811225" calcext:value-type="float">
            <text:p>0.05401287468112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46340059082147" calcext:value-type="float">
            <text:p>0.146340059082147</text:p>
          </table:table-cell>
          <table:table-cell office:value-type="float" office:value="0.145044966717156" calcext:value-type="float">
            <text:p>0.145044966717156</text:p>
          </table:table-cell>
          <table:table-cell office:value-type="float" office:value="0.054929604043766" calcext:value-type="float">
            <text:p>0.054929604043766</text:p>
          </table:table-cell>
          <table:table-cell office:value-type="float" office:value="0.0495004210180166" calcext:value-type="float">
            <text:p>0.04950042101801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47483838816713" calcext:value-type="float">
            <text:p>0.147483838816713</text:p>
          </table:table-cell>
          <table:table-cell office:value-type="float" office:value="0.146243497887436" calcext:value-type="float">
            <text:p>0.146243497887436</text:p>
          </table:table-cell>
          <table:table-cell office:value-type="float" office:value="0.0552218146269154" calcext:value-type="float">
            <text:p>0.055221814626915</text:p>
          </table:table-cell>
          <table:table-cell office:value-type="float" office:value="0.0501879602549027" calcext:value-type="float">
            <text:p>0.05018796025490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49848039397494" calcext:value-type="float">
            <text:p>0.149848039397494</text:p>
          </table:table-cell>
          <table:table-cell office:value-type="float" office:value="0.146164376395089" calcext:value-type="float">
            <text:p>0.146164376395089</text:p>
          </table:table-cell>
          <table:table-cell office:value-type="float" office:value="0.0593083868062481" calcext:value-type="float">
            <text:p>0.059308386806248</text:p>
          </table:table-cell>
          <table:table-cell office:value-type="float" office:value="0.0540091752032844" calcext:value-type="float">
            <text:p>0.0540091752032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45194508704361" calcext:value-type="float">
            <text:p>0.145194508704361</text:p>
          </table:table-cell>
          <table:table-cell office:value-type="float" office:value="0.143942105040258" calcext:value-type="float">
            <text:p>0.143942105040258</text:p>
          </table:table-cell>
          <table:table-cell office:value-type="float" office:value="0.0576050844153579" calcext:value-type="float">
            <text:p>0.057605084415358</text:p>
          </table:table-cell>
          <table:table-cell office:value-type="float" office:value="0.051869877406529" calcext:value-type="float">
            <text:p>0.051869877406529</text:p>
          </table:table-cell>
        </table:table-row>
      </table:table>
      <table:table table:name="w2v" table:style-name="ta1">
        <table:shapes>
          <draw:frame draw:z-index="0" draw:style-name="gr1" draw:text-style-name="P1" svg:width="638.48pt" svg:height="306.48pt" svg:x="188.76pt" svg:y="64.74pt">
            <draw:object draw:notify-on-update-of-ranges="w2v.A2:w2v.A23 w2v.D1:w2v.D1 w2v.D2:w2v.D23 w2v.E1:w2v.E1 w2v.E2:w2v.E23 w2v.F1:w2v.F1 w2v.F2:w2v.F23 w2v.G1:w2v.G1 w2v.G2:w2v.G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532.06pt" svg:height="308.72pt" svg:x="348.77pt" svg:y="35.38pt">
            <draw:object draw:notify-on-update-of-ranges="w2v.A2:w2v.A23 w2v.B1:w2v.B1 w2v.B2:w2v.B23 w2v.F1:w2v.F1 w2v.F2:w2v.F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umber of clusters</text:p>
          </table:table-cell>
          <table:table-cell office:value-type="string" calcext:value-type="string">
            <text:p>w2v_trained_from_scratch_mean</text:p>
          </table:table-cell>
          <table:table-cell office:value-type="string" calcext:value-type="string">
            <text:p>w2v_trained_from_scratch_median</text:p>
          </table:table-cell>
          <table:table-cell office:value-type="string" calcext:value-type="string">
            <text:p>w2v_fine_tune_ortho_pro_crustes_mean</text:p>
          </table:table-cell>
          <table:table-cell office:value-type="string" calcext:value-type="string">
            <text:p>w2v_fine_tune_ortho_pro_crustes_median</text:p>
          </table:table-cell>
          <table:table-cell office:value-type="string" calcext:value-type="string">
            <text:p>w2v_fine_tune_cca_mean</text:p>
          </table:table-cell>
          <table:table-cell office:value-type="string" calcext:value-type="string">
            <text:p>w2v_fine_tune_cca_medi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718869730334935" calcext:value-type="float">
            <text:p>0.071886973033494</text:p>
          </table:table-cell>
          <table:table-cell office:value-type="float" office:value="0.0786107339664381" calcext:value-type="float">
            <text:p>0.078610733966438</text:p>
          </table:table-cell>
          <table:table-cell office:value-type="float" office:value="0.119221787522208" calcext:value-type="float">
            <text:p>0.119221787522208</text:p>
          </table:table-cell>
          <table:table-cell office:value-type="float" office:value="0.10143968231824" calcext:value-type="float">
            <text:p>0.10143968231824</text:p>
          </table:table-cell>
          <table:table-cell office:value-type="float" office:value="0.0659409294462065" calcext:value-type="float">
            <text:p>0.065940929446207</text:p>
          </table:table-cell>
          <table:table-cell office:value-type="float" office:value="0.0686936857262436" calcext:value-type="float">
            <text:p>0.0686936857262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6604646176708" calcext:value-type="float">
            <text:p>0.076604646176708</text:p>
          </table:table-cell>
          <table:table-cell office:value-type="float" office:value="0.0789121417610013" calcext:value-type="float">
            <text:p>0.078912141761001</text:p>
          </table:table-cell>
          <table:table-cell office:value-type="float" office:value="0.0975201018975706" calcext:value-type="float">
            <text:p>0.097520101897571</text:p>
          </table:table-cell>
          <table:table-cell office:value-type="float" office:value="0.0964085014498964" calcext:value-type="float">
            <text:p>0.096408501449896</text:p>
          </table:table-cell>
          <table:table-cell office:value-type="float" office:value="0.0691883048232721" calcext:value-type="float">
            <text:p>0.069188304823272</text:p>
          </table:table-cell>
          <table:table-cell office:value-type="float" office:value="0.0578549692582111" calcext:value-type="float">
            <text:p>0.0578549692582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787255385349127" calcext:value-type="float">
            <text:p>0.078725538534913</text:p>
          </table:table-cell>
          <table:table-cell office:value-type="float" office:value="0.0810181660554847" calcext:value-type="float">
            <text:p>0.081018166055485</text:p>
          </table:table-cell>
          <table:table-cell office:value-type="float" office:value="0.115632155368658" calcext:value-type="float">
            <text:p>0.115632155368658</text:p>
          </table:table-cell>
          <table:table-cell office:value-type="float" office:value="0.108191366390306" calcext:value-type="float">
            <text:p>0.108191366390306</text:p>
          </table:table-cell>
          <table:table-cell office:value-type="float" office:value="0.0741479506027672" calcext:value-type="float">
            <text:p>0.074147950602767</text:p>
          </table:table-cell>
          <table:table-cell office:value-type="float" office:value="0.0566907734773597" calcext:value-type="float">
            <text:p>0.056690773477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78101037473095" calcext:value-type="float">
            <text:p>0.07781010374731</text:p>
          </table:table-cell>
          <table:table-cell office:value-type="float" office:value="0.0849212895607462" calcext:value-type="float">
            <text:p>0.084921289560746</text:p>
          </table:table-cell>
          <table:table-cell office:value-type="float" office:value="0.119368633036711" calcext:value-type="float">
            <text:p>0.119368633036711</text:p>
          </table:table-cell>
          <table:table-cell office:value-type="float" office:value="0.106472566565689" calcext:value-type="float">
            <text:p>0.106472566565689</text:p>
          </table:table-cell>
          <table:table-cell office:value-type="float" office:value="0.0775836159842355" calcext:value-type="float">
            <text:p>0.077583615984236</text:p>
          </table:table-cell>
          <table:table-cell office:value-type="float" office:value="0.0754209245954241" calcext:value-type="float">
            <text:p>0.0754209245954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810092311601624" calcext:value-type="float">
            <text:p>0.081009231160162</text:p>
          </table:table-cell>
          <table:table-cell office:value-type="float" office:value="0.0851362578722896" calcext:value-type="float">
            <text:p>0.08513625787229</text:p>
          </table:table-cell>
          <table:table-cell office:value-type="float" office:value="0.111933317798273" calcext:value-type="float">
            <text:p>0.111933317798273</text:p>
          </table:table-cell>
          <table:table-cell office:value-type="float" office:value="0.0969914276745855" calcext:value-type="float">
            <text:p>0.096991427674586</text:p>
          </table:table-cell>
          <table:table-cell office:value-type="float" office:value="0.0847797148268863" calcext:value-type="float">
            <text:p>0.084779714826886</text:p>
          </table:table-cell>
          <table:table-cell office:value-type="float" office:value="0.074313186334104" calcext:value-type="float">
            <text:p>0.0743131863341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818726259348344" calcext:value-type="float">
            <text:p>0.081872625934834</text:p>
          </table:table-cell>
          <table:table-cell office:value-type="float" office:value="0.0944257090043048" calcext:value-type="float">
            <text:p>0.094425709004305</text:p>
          </table:table-cell>
          <table:table-cell office:value-type="float" office:value="0.105633150995994" calcext:value-type="float">
            <text:p>0.105633150995994</text:p>
          </table:table-cell>
          <table:table-cell office:value-type="float" office:value="0.106585643534758" calcext:value-type="float">
            <text:p>0.106585643534758</text:p>
          </table:table-cell>
          <table:table-cell office:value-type="float" office:value="0.098829115848152" calcext:value-type="float">
            <text:p>0.098829115848152</text:p>
          </table:table-cell>
          <table:table-cell office:value-type="float" office:value="0.0915099256865832" calcext:value-type="float">
            <text:p>0.0915099256865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781254382599566" calcext:value-type="float">
            <text:p>0.078125438259957</text:p>
          </table:table-cell>
          <table:table-cell office:value-type="float" office:value="0.088141348702567" calcext:value-type="float">
            <text:p>0.088141348702567</text:p>
          </table:table-cell>
          <table:table-cell office:value-type="float" office:value="0.102450445156732" calcext:value-type="float">
            <text:p>0.102450445156732</text:p>
          </table:table-cell>
          <table:table-cell office:value-type="float" office:value="0.106955715880102" calcext:value-type="float">
            <text:p>0.106955715880102</text:p>
          </table:table-cell>
          <table:table-cell office:value-type="float" office:value="0.10414081512025" calcext:value-type="float">
            <text:p>0.10414081512025</text:p>
          </table:table-cell>
          <table:table-cell office:value-type="float" office:value="0.103219318000638" calcext:value-type="float">
            <text:p>0.1032193180006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831833514211793" calcext:value-type="float">
            <text:p>0.083183351421179</text:p>
          </table:table-cell>
          <table:table-cell office:value-type="float" office:value="0.0847688324597417" calcext:value-type="float">
            <text:p>0.084768832459742</text:p>
          </table:table-cell>
          <table:table-cell office:value-type="float" office:value="0.109297380040439" calcext:value-type="float">
            <text:p>0.109297380040439</text:p>
          </table:table-cell>
          <table:table-cell office:value-type="float" office:value="0.107342199208785" calcext:value-type="float">
            <text:p>0.107342199208785</text:p>
          </table:table-cell>
          <table:table-cell office:value-type="float" office:value="0.100380419446276" calcext:value-type="float">
            <text:p>0.100380419446276</text:p>
          </table:table-cell>
          <table:table-cell office:value-type="float" office:value="0.096457039969308" calcext:value-type="float">
            <text:p>0.0964570399693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884568140458087" calcext:value-type="float">
            <text:p>0.088456814045809</text:p>
          </table:table-cell>
          <table:table-cell office:value-type="float" office:value="0.0910864974041374" calcext:value-type="float">
            <text:p>0.091086497404137</text:p>
          </table:table-cell>
          <table:table-cell office:value-type="float" office:value="0.114819557553246" calcext:value-type="float">
            <text:p>0.114819557553246</text:p>
          </table:table-cell>
          <table:table-cell office:value-type="float" office:value="0.110298978844467" calcext:value-type="float">
            <text:p>0.110298978844467</text:p>
          </table:table-cell>
          <table:table-cell office:value-type="float" office:value="0.0869641955369184" calcext:value-type="float">
            <text:p>0.086964195536918</text:p>
          </table:table-cell>
          <table:table-cell office:value-type="float" office:value="0.0936692000408562" calcext:value-type="float">
            <text:p>0.0936692000408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862170888472577" calcext:value-type="float">
            <text:p>0.086217088847258</text:p>
          </table:table-cell>
          <table:table-cell office:value-type="float" office:value="0.083953969527264" calcext:value-type="float">
            <text:p>0.083953969527264</text:p>
          </table:table-cell>
          <table:table-cell office:value-type="float" office:value="0.103684985476124" calcext:value-type="float">
            <text:p>0.103684985476124</text:p>
          </table:table-cell>
          <table:table-cell office:value-type="float" office:value="0.106725937201052" calcext:value-type="float">
            <text:p>0.106725937201052</text:p>
          </table:table-cell>
          <table:table-cell office:value-type="float" office:value="0.0936870741240833" calcext:value-type="float">
            <text:p>0.093687074124083</text:p>
          </table:table-cell>
          <table:table-cell office:value-type="float" office:value="0.0973290392817283" calcext:value-type="float">
            <text:p>0.0973290392817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828817050589069" calcext:value-type="float">
            <text:p>0.082881705058907</text:p>
          </table:table-cell>
          <table:table-cell office:value-type="float" office:value="0.0845007012814892" calcext:value-type="float">
            <text:p>0.084500701281489</text:p>
          </table:table-cell>
          <table:table-cell office:value-type="float" office:value="0.105729709102531" calcext:value-type="float">
            <text:p>0.105729709102531</text:p>
          </table:table-cell>
          <table:table-cell office:value-type="float" office:value="0.100028711435746" calcext:value-type="float">
            <text:p>0.100028711435746</text:p>
          </table:table-cell>
          <table:table-cell office:value-type="float" office:value="0.0984488679090672" calcext:value-type="float">
            <text:p>0.098448867909067</text:p>
          </table:table-cell>
          <table:table-cell office:value-type="float" office:value="0.102244655064174" calcext:value-type="float">
            <text:p>0.1022446550641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883541655355906" calcext:value-type="float">
            <text:p>0.088354165535591</text:p>
          </table:table-cell>
          <table:table-cell office:value-type="float" office:value="0.085050011459662" calcext:value-type="float">
            <text:p>0.085050011459662</text:p>
          </table:table-cell>
          <table:table-cell office:value-type="float" office:value="0.122261751995046" calcext:value-type="float">
            <text:p>0.122261751995046</text:p>
          </table:table-cell>
          <table:table-cell office:value-type="float" office:value="0.1211767578125" calcext:value-type="float">
            <text:p>0.1211767578125</text:p>
          </table:table-cell>
          <table:table-cell office:value-type="float" office:value="0.0986417269186601" calcext:value-type="float">
            <text:p>0.09864172691866</text:p>
          </table:table-cell>
          <table:table-cell office:value-type="float" office:value="0.105477220184949" calcext:value-type="float">
            <text:p>0.1054772201849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887516400084204" calcext:value-type="float">
            <text:p>0.08875164000842</text:p>
          </table:table-cell>
          <table:table-cell office:value-type="float" office:value="0.0910983743472975" calcext:value-type="float">
            <text:p>0.091098374347298</text:p>
          </table:table-cell>
          <table:table-cell office:value-type="float" office:value="0.10949818326989" calcext:value-type="float">
            <text:p>0.10949818326989</text:p>
          </table:table-cell>
          <table:table-cell office:value-type="float" office:value="0.113989824567522" calcext:value-type="float">
            <text:p>0.113989824567522</text:p>
          </table:table-cell>
          <table:table-cell office:value-type="float" office:value="0.103959680570226" calcext:value-type="float">
            <text:p>0.103959680570226</text:p>
          </table:table-cell>
          <table:table-cell office:value-type="float" office:value="0.106541112783004" calcext:value-type="float">
            <text:p>0.1065411127830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83274404640022" calcext:value-type="float">
            <text:p>0.083274404640022</text:p>
          </table:table-cell>
          <table:table-cell office:value-type="float" office:value="0.0834627050283004" calcext:value-type="float">
            <text:p>0.0834627050283</text:p>
          </table:table-cell>
          <table:table-cell office:value-type="float" office:value="0.113739597704789" calcext:value-type="float">
            <text:p>0.113739597704789</text:p>
          </table:table-cell>
          <table:table-cell office:value-type="float" office:value="0.116634807975925" calcext:value-type="float">
            <text:p>0.116634807975925</text:p>
          </table:table-cell>
          <table:table-cell office:value-type="float" office:value="0.100458207070788" calcext:value-type="float">
            <text:p>0.100458207070788</text:p>
          </table:table-cell>
          <table:table-cell office:value-type="float" office:value="0.10290920958227" calcext:value-type="float">
            <text:p>0.102909209582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817540926435271" calcext:value-type="float">
            <text:p>0.081754092643527</text:p>
          </table:table-cell>
          <table:table-cell office:value-type="float" office:value="0.0754534818688218" calcext:value-type="float">
            <text:p>0.075453481868822</text:p>
          </table:table-cell>
          <table:table-cell office:value-type="float" office:value="0.116605971978635" calcext:value-type="float">
            <text:p>0.116605971978635</text:p>
          </table:table-cell>
          <table:table-cell office:value-type="float" office:value="0.113382867307079" calcext:value-type="float">
            <text:p>0.113382867307079</text:p>
          </table:table-cell>
          <table:table-cell office:value-type="float" office:value="0.109735775199973" calcext:value-type="float">
            <text:p>0.109735775199973</text:p>
          </table:table-cell>
          <table:table-cell office:value-type="float" office:value="0.116277484504544" calcext:value-type="float">
            <text:p>0.1162774845045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834663441382761" calcext:value-type="float">
            <text:p>0.083466344138276</text:p>
          </table:table-cell>
          <table:table-cell office:value-type="float" office:value="0.0810967270208865" calcext:value-type="float">
            <text:p>0.081096727020887</text:p>
          </table:table-cell>
          <table:table-cell office:value-type="float" office:value="0.113833714788231" calcext:value-type="float">
            <text:p>0.113833714788231</text:p>
          </table:table-cell>
          <table:table-cell office:value-type="float" office:value="0.113341786910077" calcext:value-type="float">
            <text:p>0.113341786910077</text:p>
          </table:table-cell>
          <table:table-cell office:value-type="float" office:value="0.0991930732393404" calcext:value-type="float">
            <text:p>0.09919307323934</text:p>
          </table:table-cell>
          <table:table-cell office:value-type="float" office:value="0.102113709741709" calcext:value-type="float">
            <text:p>0.1021137097417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822894440286408" calcext:value-type="float">
            <text:p>0.082289444028641</text:p>
          </table:table-cell>
          <table:table-cell office:value-type="float" office:value="0.0847184659996811" calcext:value-type="float">
            <text:p>0.084718465999681</text:p>
          </table:table-cell>
          <table:table-cell office:value-type="float" office:value="0.116590490493732" calcext:value-type="float">
            <text:p>0.116590490493732</text:p>
          </table:table-cell>
          <table:table-cell office:value-type="float" office:value="0.115145238759566" calcext:value-type="float">
            <text:p>0.115145238759566</text:p>
          </table:table-cell>
          <table:table-cell office:value-type="float" office:value="0.106681815987454" calcext:value-type="float">
            <text:p>0.106681815987454</text:p>
          </table:table-cell>
          <table:table-cell office:value-type="float" office:value="0.10295757682956" calcext:value-type="float">
            <text:p>0.102957576829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882411568310796" calcext:value-type="float">
            <text:p>0.08824115683108</text:p>
          </table:table-cell>
          <table:table-cell office:value-type="float" office:value="0.0902342192980708" calcext:value-type="float">
            <text:p>0.090234219298071</text:p>
          </table:table-cell>
          <table:table-cell office:value-type="float" office:value="0.116804334990832" calcext:value-type="float">
            <text:p>0.116804334990832</text:p>
          </table:table-cell>
          <table:table-cell office:value-type="float" office:value="0.117891484474649" calcext:value-type="float">
            <text:p>0.117891484474649</text:p>
          </table:table-cell>
          <table:table-cell office:value-type="float" office:value="0.103344853537423" calcext:value-type="float">
            <text:p>0.103344853537423</text:p>
          </table:table-cell>
          <table:table-cell office:value-type="float" office:value="0.106678342235332" calcext:value-type="float">
            <text:p>0.10667834223533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801474394071821" calcext:value-type="float">
            <text:p>0.080147439407182</text:p>
          </table:table-cell>
          <table:table-cell office:value-type="float" office:value="0.079262471101722" calcext:value-type="float">
            <text:p>0.079262471101722</text:p>
          </table:table-cell>
          <table:table-cell office:value-type="float" office:value="0.120548429267351" calcext:value-type="float">
            <text:p>0.120548429267351</text:p>
          </table:table-cell>
          <table:table-cell office:value-type="float" office:value="0.120867770448023" calcext:value-type="float">
            <text:p>0.120867770448023</text:p>
          </table:table-cell>
          <table:table-cell office:value-type="float" office:value="0.124555221869021" calcext:value-type="float">
            <text:p>0.124555221869021</text:p>
          </table:table-cell>
          <table:table-cell office:value-type="float" office:value="0.123276466836735" calcext:value-type="float">
            <text:p>0.1232764668367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82074060651615" calcext:value-type="float">
            <text:p>0.082074060651615</text:p>
          </table:table-cell>
          <table:table-cell office:value-type="float" office:value="0.081982864068479" calcext:value-type="float">
            <text:p>0.081982864068479</text:p>
          </table:table-cell>
          <table:table-cell office:value-type="float" office:value="0.121594674652831" calcext:value-type="float">
            <text:p>0.121594674652831</text:p>
          </table:table-cell>
          <table:table-cell office:value-type="float" office:value="0.118691182039222" calcext:value-type="float">
            <text:p>0.118691182039222</text:p>
          </table:table-cell>
          <table:table-cell office:value-type="float" office:value="0.119350990356337" calcext:value-type="float">
            <text:p>0.119350990356337</text:p>
          </table:table-cell>
          <table:table-cell office:value-type="float" office:value="0.12037978191765" calcext:value-type="float">
            <text:p>0.1203797819176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791868955460453" calcext:value-type="float">
            <text:p>0.079186895546045</text:p>
          </table:table-cell>
          <table:table-cell office:value-type="float" office:value="0.0759064094387755" calcext:value-type="float">
            <text:p>0.075906409438776</text:p>
          </table:table-cell>
          <table:table-cell office:value-type="float" office:value="0.122315754666025" calcext:value-type="float">
            <text:p>0.122315754666025</text:p>
          </table:table-cell>
          <table:table-cell office:value-type="float" office:value="0.118774625817124" calcext:value-type="float">
            <text:p>0.118774625817124</text:p>
          </table:table-cell>
          <table:table-cell office:value-type="float" office:value="0.11309778139622" calcext:value-type="float">
            <text:p>0.11309778139622</text:p>
          </table:table-cell>
          <table:table-cell office:value-type="float" office:value="0.11626746352838" calcext:value-type="float">
            <text:p>0.116267463528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796552890388333" calcext:value-type="float">
            <text:p>0.079655289038833</text:p>
          </table:table-cell>
          <table:table-cell office:value-type="float" office:value="0.077796758534957" calcext:value-type="float">
            <text:p>0.077796758534957</text:p>
          </table:table-cell>
          <table:table-cell office:value-type="float" office:value="0.123375157944037" calcext:value-type="float">
            <text:p>0.123375157944037</text:p>
          </table:table-cell>
          <table:table-cell office:value-type="float" office:value="0.119931628168846" calcext:value-type="float">
            <text:p>0.119931628168846</text:p>
          </table:table-cell>
          <table:table-cell office:value-type="float" office:value="0.1219984407386" calcext:value-type="float">
            <text:p>0.1219984407386</text:p>
          </table:table-cell>
          <table:table-cell office:value-type="float" office:value="0.121268578354193" calcext:value-type="float">
            <text:p>0.121268578354193</text:p>
          </table:table-cell>
        </table:table-row>
      </table:table>
      <table:table table:name="fasttext" table:style-name="ta1">
        <table:shapes>
          <draw:frame draw:z-index="0" draw:style-name="gr1" draw:text-style-name="P1" svg:width="547.2pt" svg:height="268.04pt" svg:x="89.26pt" svg:y="42.18pt">
            <draw:object draw:notify-on-update-of-ranges="fasttext.A2:fasttext.A23 fasttext.D1:fasttext.D1 fasttext.D2:fasttext.D23 fasttext.B1:fasttext.B1 fasttext.B2:fasttext.B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Number of clusters</text:p>
          </table:table-cell>
          <table:table-cell office:value-type="string" calcext:value-type="string">
            <text:p>fasttext_trained_from_scratch_mean</text:p>
          </table:table-cell>
          <table:table-cell office:value-type="string" calcext:value-type="string">
            <text:p>fasttext_trained_from_scratch_median</text:p>
          </table:table-cell>
          <table:table-cell office:value-type="string" calcext:value-type="string">
            <text:p>fasttext_fine_tune_ortho_procrustes_mean</text:p>
          </table:table-cell>
          <table:table-cell office:value-type="string" calcext:value-type="string">
            <text:p>fasttext_fine_tune_ortho_procrustes_median</text:p>
          </table:table-cell>
          <table:table-cell office:value-type="string" calcext:value-type="string">
            <text:p>fasttext_fine_tune_cca_mean</text:p>
          </table:table-cell>
          <table:table-cell office:value-type="string" calcext:value-type="string">
            <text:p>fasttext_fine_tune_cca_medi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88717081942989" calcext:value-type="float">
            <text:p>0.038871708194299</text:p>
          </table:table-cell>
          <table:table-cell office:value-type="float" office:value="0.0425962985291773" calcext:value-type="float">
            <text:p>0.042596298529177</text:p>
          </table:table-cell>
          <table:table-cell office:value-type="float" office:value="0.0923404998334434" calcext:value-type="float">
            <text:p>0.092340499833443</text:p>
          </table:table-cell>
          <table:table-cell office:value-type="float" office:value="0.088371694136639" calcext:value-type="float">
            <text:p>0.088371694136639</text:p>
          </table:table-cell>
          <table:table-cell office:value-type="float" office:value="0.0927468436104911" calcext:value-type="float">
            <text:p>0.092746843610491</text:p>
          </table:table-cell>
          <table:table-cell office:value-type="float" office:value="0.0883552893813775" calcext:value-type="float">
            <text:p>0.0883552893813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81692987558793" calcext:value-type="float">
            <text:p>0.038169298755879</text:p>
          </table:table-cell>
          <table:table-cell office:value-type="float" office:value="0.0359412804428412" calcext:value-type="float">
            <text:p>0.035941280442841</text:p>
          </table:table-cell>
          <table:table-cell office:value-type="float" office:value="0.103605872173699" calcext:value-type="float">
            <text:p>0.103605872173699</text:p>
          </table:table-cell>
          <table:table-cell office:value-type="float" office:value="0.107700824348294" calcext:value-type="float">
            <text:p>0.107700824348294</text:p>
          </table:table-cell>
          <table:table-cell office:value-type="float" office:value="0.10237159495451" calcext:value-type="float">
            <text:p>0.10237159495451</text:p>
          </table:table-cell>
          <table:table-cell office:value-type="float" office:value="0.105924053581394" calcext:value-type="float">
            <text:p>0.1059240535813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374863760811942" calcext:value-type="float">
            <text:p>0.037486376081194</text:p>
          </table:table-cell>
          <table:table-cell office:value-type="float" office:value="0.0351886297731983" calcext:value-type="float">
            <text:p>0.035188629773198</text:p>
          </table:table-cell>
          <table:table-cell office:value-type="float" office:value="0.106522503634429" calcext:value-type="float">
            <text:p>0.106522503634429</text:p>
          </table:table-cell>
          <table:table-cell office:value-type="float" office:value="0.10798104422433" calcext:value-type="float">
            <text:p>0.10798104422433</text:p>
          </table:table-cell>
          <table:table-cell office:value-type="float" office:value="0.106090483027521" calcext:value-type="float">
            <text:p>0.106090483027521</text:p>
          </table:table-cell>
          <table:table-cell office:value-type="float" office:value="0.108491111288265" calcext:value-type="float">
            <text:p>0.1084911112882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60162909371512" calcext:value-type="float">
            <text:p>0.036016290937151</text:p>
          </table:table-cell>
          <table:table-cell office:value-type="float" office:value="0.0375731799067283" calcext:value-type="float">
            <text:p>0.037573179906728</text:p>
          </table:table-cell>
          <table:table-cell office:value-type="float" office:value="0.101903127242108" calcext:value-type="float">
            <text:p>0.101903127242108</text:p>
          </table:table-cell>
          <table:table-cell office:value-type="float" office:value="0.115395358338648" calcext:value-type="float">
            <text:p>0.115395358338648</text:p>
          </table:table-cell>
          <table:table-cell office:value-type="float" office:value="0.101682383323202" calcext:value-type="float">
            <text:p>0.101682383323202</text:p>
          </table:table-cell>
          <table:table-cell office:value-type="float" office:value="0.115175083705357" calcext:value-type="float">
            <text:p>0.1151750837053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366792347666982" calcext:value-type="float">
            <text:p>0.036679234766698</text:p>
          </table:table-cell>
          <table:table-cell office:value-type="float" office:value="0.0323488632513552" calcext:value-type="float">
            <text:p>0.032348863251355</text:p>
          </table:table-cell>
          <table:table-cell office:value-type="float" office:value="0.100796737072045" calcext:value-type="float">
            <text:p>0.100796737072045</text:p>
          </table:table-cell>
          <table:table-cell office:value-type="float" office:value="0.0926876768773916" calcext:value-type="float">
            <text:p>0.092687676877392</text:p>
          </table:table-cell>
          <table:table-cell office:value-type="float" office:value="0.100824523638332" calcext:value-type="float">
            <text:p>0.100824523638332</text:p>
          </table:table-cell>
          <table:table-cell office:value-type="float" office:value="0.100619818239796" calcext:value-type="float">
            <text:p>0.1006198182397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412476915242721" calcext:value-type="float">
            <text:p>0.041247691524272</text:p>
          </table:table-cell>
          <table:table-cell office:value-type="float" office:value="0.0366626630510603" calcext:value-type="float">
            <text:p>0.03666266305106</text:p>
          </table:table-cell>
          <table:table-cell office:value-type="float" office:value="0.0993338098331374" calcext:value-type="float">
            <text:p>0.099333809833137</text:p>
          </table:table-cell>
          <table:table-cell office:value-type="float" office:value="0.0901687653210698" calcext:value-type="float">
            <text:p>0.09016876532107</text:p>
          </table:table-cell>
          <table:table-cell office:value-type="float" office:value="0.101317656770044" calcext:value-type="float">
            <text:p>0.101317656770044</text:p>
          </table:table-cell>
          <table:table-cell office:value-type="float" office:value="0.0990809537926499" calcext:value-type="float">
            <text:p>0.099080953792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378291764961021" calcext:value-type="float">
            <text:p>0.037829176496102</text:p>
          </table:table-cell>
          <table:table-cell office:value-type="float" office:value="0.0330130596550144" calcext:value-type="float">
            <text:p>0.033013059655014</text:p>
          </table:table-cell>
          <table:table-cell office:value-type="float" office:value="0.0849236324650389" calcext:value-type="float">
            <text:p>0.084923632465039</text:p>
          </table:table-cell>
          <table:table-cell office:value-type="float" office:value="0.0834838244379783" calcext:value-type="float">
            <text:p>0.083483824437978</text:p>
          </table:table-cell>
          <table:table-cell office:value-type="float" office:value="0.0846053972254506" calcext:value-type="float">
            <text:p>0.084605397225451</text:p>
          </table:table-cell>
          <table:table-cell office:value-type="float" office:value="0.0827078932158801" calcext:value-type="float">
            <text:p>0.082707893215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382480188911169" calcext:value-type="float">
            <text:p>0.038248018891117</text:p>
          </table:table-cell>
          <table:table-cell office:value-type="float" office:value="0.0354410786531409" calcext:value-type="float">
            <text:p>0.035441078653141</text:p>
          </table:table-cell>
          <table:table-cell office:value-type="float" office:value="0.0895681967938765" calcext:value-type="float">
            <text:p>0.089568196793877</text:p>
          </table:table-cell>
          <table:table-cell office:value-type="float" office:value="0.0971604016362404" calcext:value-type="float">
            <text:p>0.09716040163624</text:p>
          </table:table-cell>
          <table:table-cell office:value-type="float" office:value="0.0892584405449636" calcext:value-type="float">
            <text:p>0.089258440544964</text:p>
          </table:table-cell>
          <table:table-cell office:value-type="float" office:value="0.0955362966109295" calcext:value-type="float">
            <text:p>0.095536296610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23445859896083" calcext:value-type="float">
            <text:p>0.042344585989608</text:p>
          </table:table-cell>
          <table:table-cell office:value-type="float" office:value="0.0395408817213409" calcext:value-type="float">
            <text:p>0.039540881721341</text:p>
          </table:table-cell>
          <table:table-cell office:value-type="float" office:value="0.088244733745549" calcext:value-type="float">
            <text:p>0.088244733745549</text:p>
          </table:table-cell>
          <table:table-cell office:value-type="float" office:value="0.0870956576600367" calcext:value-type="float">
            <text:p>0.087095657660037</text:p>
          </table:table-cell>
          <table:table-cell office:value-type="float" office:value="0.0875886569379949" calcext:value-type="float">
            <text:p>0.087588656937995</text:p>
          </table:table-cell>
          <table:table-cell office:value-type="float" office:value="0.08480050846022" calcext:value-type="float">
            <text:p>0.084800508460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423742178780692" calcext:value-type="float">
            <text:p>0.042374217878069</text:p>
          </table:table-cell>
          <table:table-cell office:value-type="float" office:value="0.0390250318877551" calcext:value-type="float">
            <text:p>0.039025031887755</text:p>
          </table:table-cell>
          <table:table-cell office:value-type="float" office:value="0.0855793552943639" calcext:value-type="float">
            <text:p>0.085579355294364</text:p>
          </table:table-cell>
          <table:table-cell office:value-type="float" office:value="0.0821580785634566" calcext:value-type="float">
            <text:p>0.082158078563457</text:p>
          </table:table-cell>
          <table:table-cell office:value-type="float" office:value="0.0855717820770887" calcext:value-type="float">
            <text:p>0.085571782077089</text:p>
          </table:table-cell>
          <table:table-cell office:value-type="float" office:value="0.0822996801259566" calcext:value-type="float">
            <text:p>0.0822996801259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459123715992919" calcext:value-type="float">
            <text:p>0.045912371599292</text:p>
          </table:table-cell>
          <table:table-cell office:value-type="float" office:value="0.0440518499880421" calcext:value-type="float">
            <text:p>0.044051849988042</text:p>
          </table:table-cell>
          <table:table-cell office:value-type="float" office:value="0.0862329840034507" calcext:value-type="float">
            <text:p>0.086232984003451</text:p>
          </table:table-cell>
          <table:table-cell office:value-type="float" office:value="0.0876370052415497" calcext:value-type="float">
            <text:p>0.08763700524155</text:p>
          </table:table-cell>
          <table:table-cell office:value-type="float" office:value="0.0861218160512496" calcext:value-type="float">
            <text:p>0.08612181605125</text:p>
          </table:table-cell>
          <table:table-cell office:value-type="float" office:value="0.0884745290328045" calcext:value-type="float">
            <text:p>0.0884745290328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394968782622239" calcext:value-type="float">
            <text:p>0.039496878262224</text:p>
          </table:table-cell>
          <table:table-cell office:value-type="float" office:value="0.0357634252431441" calcext:value-type="float">
            <text:p>0.035763425243144</text:p>
          </table:table-cell>
          <table:table-cell office:value-type="float" office:value="0.103753974157517" calcext:value-type="float">
            <text:p>0.103753974157517</text:p>
          </table:table-cell>
          <table:table-cell office:value-type="float" office:value="0.110912911551339" calcext:value-type="float">
            <text:p>0.110912911551339</text:p>
          </table:table-cell>
          <table:table-cell office:value-type="float" office:value="0.102515596984391" calcext:value-type="float">
            <text:p>0.102515596984391</text:p>
          </table:table-cell>
          <table:table-cell office:value-type="float" office:value="0.108059879225128" calcext:value-type="float">
            <text:p>0.1080598792251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412166579888792" calcext:value-type="float">
            <text:p>0.041216657988879</text:p>
          </table:table-cell>
          <table:table-cell office:value-type="float" office:value="0.0371375399219747" calcext:value-type="float">
            <text:p>0.037137539921975</text:p>
          </table:table-cell>
          <table:table-cell office:value-type="float" office:value="0.104170703810088" calcext:value-type="float">
            <text:p>0.104170703810088</text:p>
          </table:table-cell>
          <table:table-cell office:value-type="float" office:value="0.0995200332330198" calcext:value-type="float">
            <text:p>0.09952003323302</text:p>
          </table:table-cell>
          <table:table-cell office:value-type="float" office:value="0.104979427519299" calcext:value-type="float">
            <text:p>0.104979427519299</text:p>
          </table:table-cell>
          <table:table-cell office:value-type="float" office:value="0.100057865064971" calcext:value-type="float">
            <text:p>0.1000578650649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388185498838443" calcext:value-type="float">
            <text:p>0.038818549883844</text:p>
          </table:table-cell>
          <table:table-cell office:value-type="float" office:value="0.0332530150121572" calcext:value-type="float">
            <text:p>0.033253015012157</text:p>
          </table:table-cell>
          <table:table-cell office:value-type="float" office:value="0.0934964191168056" calcext:value-type="float">
            <text:p>0.093496419116806</text:p>
          </table:table-cell>
          <table:table-cell office:value-type="float" office:value="0.0934322435028699" calcext:value-type="float">
            <text:p>0.09343224350287</text:p>
          </table:table-cell>
          <table:table-cell office:value-type="float" office:value="0.0937058620189192" calcext:value-type="float">
            <text:p>0.093705862018919</text:p>
          </table:table-cell>
          <table:table-cell office:value-type="float" office:value="0.0965507164779975" calcext:value-type="float">
            <text:p>0.09655071647799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413658784131328" calcext:value-type="float">
            <text:p>0.041365878413133</text:p>
          </table:table-cell>
          <table:table-cell office:value-type="float" office:value="0.0387509310975367" calcext:value-type="float">
            <text:p>0.038750931097537</text:p>
          </table:table-cell>
          <table:table-cell office:value-type="float" office:value="0.105051480278391" calcext:value-type="float">
            <text:p>0.105051480278391</text:p>
          </table:table-cell>
          <table:table-cell office:value-type="float" office:value="0.105183267398756" calcext:value-type="float">
            <text:p>0.105183267398756</text:p>
          </table:table-cell>
          <table:table-cell office:value-type="float" office:value="0.105147072012399" calcext:value-type="float">
            <text:p>0.105147072012399</text:p>
          </table:table-cell>
          <table:table-cell office:value-type="float" office:value="0.10322998046875" calcext:value-type="float">
            <text:p>0.103229980468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392753089037303" calcext:value-type="float">
            <text:p>0.03927530890373</text:p>
          </table:table-cell>
          <table:table-cell office:value-type="float" office:value="0.0429383756676499" calcext:value-type="float">
            <text:p>0.04293837566765</text:p>
          </table:table-cell>
          <table:table-cell office:value-type="float" office:value="0.100198050629641" calcext:value-type="float">
            <text:p>0.100198050629641</text:p>
          </table:table-cell>
          <table:table-cell office:value-type="float" office:value="0.107127187300702" calcext:value-type="float">
            <text:p>0.107127187300702</text:p>
          </table:table-cell>
          <table:table-cell office:value-type="float" office:value="0.10113309934744" calcext:value-type="float">
            <text:p>0.10113309934744</text:p>
          </table:table-cell>
          <table:table-cell office:value-type="float" office:value="0.107198399135045" calcext:value-type="float">
            <text:p>0.1071983991350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417669876359539" calcext:value-type="float">
            <text:p>0.041766987635954</text:p>
          </table:table-cell>
          <table:table-cell office:value-type="float" office:value="0.0412168853136958" calcext:value-type="float">
            <text:p>0.041216885313696</text:p>
          </table:table-cell>
          <table:table-cell office:value-type="float" office:value="0.09853371588091" calcext:value-type="float">
            <text:p>0.09853371588091</text:p>
          </table:table-cell>
          <table:table-cell office:value-type="float" office:value="0.108517742546237" calcext:value-type="float">
            <text:p>0.108517742546237</text:p>
          </table:table-cell>
          <table:table-cell office:value-type="float" office:value="0.09891600906027" calcext:value-type="float">
            <text:p>0.09891600906027</text:p>
          </table:table-cell>
          <table:table-cell office:value-type="float" office:value="0.10814096878986" calcext:value-type="float">
            <text:p>0.1081409687898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85295261460908" calcext:value-type="float">
            <text:p>0.038529526146091</text:p>
          </table:table-cell>
          <table:table-cell office:value-type="float" office:value="0.0385789910141303" calcext:value-type="float">
            <text:p>0.03857899101413</text:p>
          </table:table-cell>
          <table:table-cell office:value-type="float" office:value="0.10208308044745" calcext:value-type="float">
            <text:p>0.10208308044745</text:p>
          </table:table-cell>
          <table:table-cell office:value-type="float" office:value="0.106582186951929" calcext:value-type="float">
            <text:p>0.106582186951929</text:p>
          </table:table-cell>
          <table:table-cell office:value-type="float" office:value="0.102796480762715" calcext:value-type="float">
            <text:p>0.102796480762715</text:p>
          </table:table-cell>
          <table:table-cell office:value-type="float" office:value="0.104552774234694" calcext:value-type="float">
            <text:p>0.10455277423469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411690933307201" calcext:value-type="float">
            <text:p>0.04116909333072</text:p>
          </table:table-cell>
          <table:table-cell office:value-type="float" office:value="0.0395006701411033" calcext:value-type="float">
            <text:p>0.039500670141103</text:p>
          </table:table-cell>
          <table:table-cell office:value-type="float" office:value="0.0972837287891969" calcext:value-type="float">
            <text:p>0.097283728789197</text:p>
          </table:table-cell>
          <table:table-cell office:value-type="float" office:value="0.102415572185906" calcext:value-type="float">
            <text:p>0.102415572185906</text:p>
          </table:table-cell>
          <table:table-cell office:value-type="float" office:value="0.0973484338761281" calcext:value-type="float">
            <text:p>0.097348433876128</text:p>
          </table:table-cell>
          <table:table-cell office:value-type="float" office:value="0.102415559729751" calcext:value-type="float">
            <text:p>0.10241555972975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402574725349921" calcext:value-type="float">
            <text:p>0.040257472534992</text:p>
          </table:table-cell>
          <table:table-cell office:value-type="float" office:value="0.0401823705556441" calcext:value-type="float">
            <text:p>0.040182370555644</text:p>
          </table:table-cell>
          <table:table-cell office:value-type="float" office:value="0.10131537335048" calcext:value-type="float">
            <text:p>0.10131537335048</text:p>
          </table:table-cell>
          <table:table-cell office:value-type="float" office:value="0.09752126888353" calcext:value-type="float">
            <text:p>0.09752126888353</text:p>
          </table:table-cell>
          <table:table-cell office:value-type="float" office:value="0.101656682810745" calcext:value-type="float">
            <text:p>0.101656682810745</text:p>
          </table:table-cell>
          <table:table-cell office:value-type="float" office:value="0.100494764678332" calcext:value-type="float">
            <text:p>0.10049476467833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380960232036802" calcext:value-type="float">
            <text:p>0.03809602320368</text:p>
          </table:table-cell>
          <table:table-cell office:value-type="float" office:value="0.036006840297154" calcext:value-type="float">
            <text:p>0.036006840297154</text:p>
          </table:table-cell>
          <table:table-cell office:value-type="float" office:value="0.102224285311621" calcext:value-type="float">
            <text:p>0.102224285311621</text:p>
          </table:table-cell>
          <table:table-cell office:value-type="float" office:value="0.102191448600925" calcext:value-type="float">
            <text:p>0.102191448600925</text:p>
          </table:table-cell>
          <table:table-cell office:value-type="float" office:value="0.102665200700168" calcext:value-type="float">
            <text:p>0.102665200700168</text:p>
          </table:table-cell>
          <table:table-cell office:value-type="float" office:value="0.10182241011639" calcext:value-type="float">
            <text:p>0.101822410116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40120798601423" calcext:value-type="float">
            <text:p>0.040120798601423</text:p>
          </table:table-cell>
          <table:table-cell office:value-type="float" office:value="0.037931499870456" calcext:value-type="float">
            <text:p>0.037931499870456</text:p>
          </table:table-cell>
          <table:table-cell office:value-type="float" office:value="0.102669376731405" calcext:value-type="float">
            <text:p>0.102669376731405</text:p>
          </table:table-cell>
          <table:table-cell office:value-type="float" office:value="0.10943673892897" calcext:value-type="float">
            <text:p>0.10943673892897</text:p>
          </table:table-cell>
          <table:table-cell office:value-type="float" office:value="0.101988933578803" calcext:value-type="float">
            <text:p>0.101988933578803</text:p>
          </table:table-cell>
          <table:table-cell office:value-type="float" office:value="0.107666495186942" calcext:value-type="float">
            <text:p>0.1076664951869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/00/0000</text:date>, <text:time style:data-style-name="N2" text:time-value="12:51:12.6444435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21:24:16.052351148</meta:creation-date>
    <meta:generator>LibreOffice/6.0.7.3$Linux_X86_64 LibreOffice_project/00m0$Build-3</meta:generator>
    <dc:date>2019-08-20T16:24:58.602809219</dc:date>
    <meta:editing-duration>PT7H15M13S</meta:editing-duration>
    <meta:editing-cycles>48</meta:editing-cycles>
    <meta:document-statistic meta:table-count="3" meta:cell-count="43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488cm" svg:height="9.537cm" xlink:href=".." xlink:type="simple" chart:class="chart:bar" chart:style-name="ch1">
        <chart:title svg:x="5.179cm" svg:y="0.326cm" chart:style-name="ch2">
          <text:p>Coherence score Vs Number of clusters</text:p>
        </chart:title>
        <chart:subtitle svg:x="4.557cm" svg:y="1.295cm" chart:style-name="ch3">
          <text:p>Word Vector method, Epoch 15, Glove Embedding ref</text:p>
        </chart:subtitle>
        <chart:legend chart:legend-position="end" svg:x="12.468cm" svg:y="4.22cm" style:legend-expansion="high" chart:style-name="ch4"/>
        <chart:plot-area chart:style-name="ch5" table:cell-range-address="Glove.A1:Glove.B23 Glove.D1:Glove.D23" chart:data-source-has-labels="both" svg:x="1.38cm" svg:y="2.168cm" svg:width="10.719cm" svg:height="6.198cm">
          <chartooo:coordinate-region svg:x="2.292cm" svg:y="2.367cm" svg:width="9.807cm" svg:height="5.352cm"/>
          <chart:axis chart:dimension="x" chart:name="primary-x" chart:style-name="ch6" chartooo:axis-type="auto">
            <chartooo:date-scale/>
            <chart:title svg:x="5.332cm" svg:y="8.556cm" chart:style-name="ch7">
              <text:p>Number of clusters</text:p>
            </chart:title>
            <chart:categories table:cell-range-address="Glove.A2:Glove.A23"/>
          </chart:axis>
          <chart:axis chart:dimension="y" chart:name="primary-y" chart:style-name="ch8">
            <chart:title svg:x="0.451cm" svg:y="6.568cm" chart:style-name="ch9">
              <text:p>Coherence score</text:p>
            </chart:title>
            <chart:grid chart:style-name="ch10" chart:class="major"/>
          </chart:axis>
          <chart:series chart:style-name="ch11" chart:values-cell-range-address="Glove.B2:Glove.B23" chart:label-cell-address="Glove.B1:Glove.B1" chart:class="chart:bar">
            <chart:data-point chart:repeated="20"/>
            <chart:data-point chart:style-name="ch12"/>
            <chart:data-point/>
          </chart:series>
          <chart:series chart:style-name="ch13" chart:values-cell-range-address="Glove.D2:Glove.D23" chart:label-cell-address="Glove.D1:Glove.D1" chart:class="chart:bar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ne_tuned_glove_mean</text:p>
                <draw:g>
                  <svg:desc>Glove.B1:Glove.B1</svg:desc>
                </draw:g>
              </table:table-cell>
              <table:table-cell office:value-type="string">
                <text:p>glove_trained_from_scratch_mean</text:p>
                <draw:g>
                  <svg:desc>Glove.D1:Glove.D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Glove.A2:Glove.A23</svg:desc>
                </draw:g>
              </table:table-cell>
              <table:table-cell office:value-type="float" office:value="0.129869789590641">
                <text:p>0.129869789590641</text:p>
                <draw:g>
                  <svg:desc>Glove.B2:Glove.B23</svg:desc>
                </draw:g>
              </table:table-cell>
              <table:table-cell office:value-type="float" office:value="0.0498190966013917">
                <text:p>0.0498190966013917</text:p>
                <draw:g>
                  <svg:desc>Glove.D2:Glove.D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36184806045221">
                <text:p>0.136184806045221</text:p>
              </table:table-cell>
              <table:table-cell office:value-type="float" office:value="0.0485417652130127">
                <text:p>0.048541765213012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16817850817899">
                <text:p>0.116817850817899</text:p>
              </table:table-cell>
              <table:table-cell office:value-type="float" office:value="0.0461722578537437">
                <text:p>0.04617225785374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2352964471311">
                <text:p>0.12352964471311</text:p>
              </table:table-cell>
              <table:table-cell office:value-type="float" office:value="0.0449922043158084">
                <text:p>0.044992204315808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45418032372204">
                <text:p>0.145418032372204</text:p>
              </table:table-cell>
              <table:table-cell office:value-type="float" office:value="0.0542519897269304">
                <text:p>0.054251989726930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42934806590178">
                <text:p>0.142934806590178</text:p>
              </table:table-cell>
              <table:table-cell office:value-type="float" office:value="0.0509887382935505">
                <text:p>0.050988738293550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35345098083693">
                <text:p>0.135345098083693</text:p>
              </table:table-cell>
              <table:table-cell office:value-type="float" office:value="0.0553530393737727">
                <text:p>0.055353039373772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40542525395834">
                <text:p>0.140542525395834</text:p>
              </table:table-cell>
              <table:table-cell office:value-type="float" office:value="0.0537478821706683">
                <text:p>0.053747882170668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40130965369088">
                <text:p>0.140130965369088</text:p>
              </table:table-cell>
              <table:table-cell office:value-type="float" office:value="0.0567526123150676">
                <text:p>0.056752612315067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143495356843909">
                <text:p>0.143495356843909</text:p>
              </table:table-cell>
              <table:table-cell office:value-type="float" office:value="0.0563489165636958">
                <text:p>0.056348916563695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138655885079164">
                <text:p>0.138655885079164</text:p>
              </table:table-cell>
              <table:table-cell office:value-type="float" office:value="0.0525047429588029">
                <text:p>0.052504742958802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143806933430531">
                <text:p>0.143806933430531</text:p>
              </table:table-cell>
              <table:table-cell office:value-type="float" office:value="0.0573001616744405">
                <text:p>0.057300161674440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39824593135289">
                <text:p>0.139824593135289</text:p>
              </table:table-cell>
              <table:table-cell office:value-type="float" office:value="0.0582599332121765">
                <text:p>0.058259933212176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141926489924819">
                <text:p>0.141926489924819</text:p>
              </table:table-cell>
              <table:table-cell office:value-type="float" office:value="0.0558325857799096">
                <text:p>0.055832585779909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1395249101838">
                <text:p>0.1395249101838</text:p>
              </table:table-cell>
              <table:table-cell office:value-type="float" office:value="0.0571931100320988">
                <text:p>0.057193110032098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139706002816514">
                <text:p>0.139706002816514</text:p>
              </table:table-cell>
              <table:table-cell office:value-type="float" office:value="0.0571204991465755">
                <text:p>0.057120499146575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138769228599115">
                <text:p>0.138769228599115</text:p>
              </table:table-cell>
              <table:table-cell office:value-type="float" office:value="0.0551776373011594">
                <text:p>0.055177637301159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444481937642">
                <text:p>0.1444481937642</text:p>
              </table:table-cell>
              <table:table-cell office:value-type="float" office:value="0.0579306796326929">
                <text:p>0.057930679632692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146340059082147">
                <text:p>0.146340059082147</text:p>
              </table:table-cell>
              <table:table-cell office:value-type="float" office:value="0.054929604043766">
                <text:p>0.05492960404376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147483838816713">
                <text:p>0.147483838816713</text:p>
              </table:table-cell>
              <table:table-cell office:value-type="float" office:value="0.0552218146269154">
                <text:p>0.055221814626915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149848039397494">
                <text:p>0.149848039397494</text:p>
              </table:table-cell>
              <table:table-cell office:value-type="float" office:value="0.0593083868062481">
                <text:p>0.059308386806248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45194508704361">
                <text:p>0.145194508704361</text:p>
              </table:table-cell>
              <table:table-cell office:value-type="float" office:value="0.0576050844153579">
                <text:p>0.05760508441535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525cm" svg:height="10.813cm" xlink:href=".." xlink:type="simple" chart:class="chart:bar" chart:column-mapping="0 1 2 3" chart:style-name="ch1">
        <chart:title svg:x="7.197cm" svg:y="0.352cm" chart:style-name="ch2">
          <text:p>Coherence score Vs Number of clusters</text:p>
        </chart:title>
        <chart:subtitle svg:x="8.453cm" svg:y="1.347cm" chart:style-name="ch3">
          <text:p>Glove Embedding ref, Epoch 15</text:p>
        </chart:subtitle>
        <chart:legend chart:legend-position="end" svg:x="15.341cm" svg:y="4.36cm" style:legend-expansion="high" chart:style-name="ch4"/>
        <chart:plot-area chart:style-name="ch5" table:cell-range-address="w2v.A2:w2v.A23 w2v.D1:w2v.G23" chart:data-source-has-labels="both" svg:x="1.461cm" svg:y="2.246cm" svg:width="13.43cm" svg:height="7.37cm">
          <chartooo:coordinate-region svg:x="2.373cm" svg:y="2.446cm" svg:width="12.518cm" svg:height="6.523cm"/>
          <chart:axis chart:dimension="x" chart:name="primary-x" chart:style-name="ch6" chartooo:axis-type="auto">
            <chartooo:date-scale/>
            <chart:title svg:x="6.769cm" svg:y="9.832cm" chart:style-name="ch7">
              <text:p>Number of clusters</text:p>
            </chart:title>
            <chart:categories table:cell-range-address="w2v.A2:w2v.A23"/>
          </chart:axis>
          <chart:axis chart:dimension="y" chart:name="primary-y" chart:style-name="ch8">
            <chart:title svg:x="0.451cm" svg:y="7.232cm" chart:style-name="ch9">
              <text:p>Coherence score</text:p>
            </chart:title>
            <chart:grid chart:style-name="ch10" chart:class="major"/>
          </chart:axis>
          <chart:series chart:style-name="ch11" chart:values-cell-range-address="w2v.D2:w2v.D23" chart:label-cell-address="w2v.D1:w2v.D1" chart:class="chart:bar">
            <chart:data-point chart:repeated="22"/>
          </chart:series>
          <chart:series chart:style-name="ch12" chart:values-cell-range-address="" chart:class="chart:bar">
            <chart:data-point/>
          </chart:series>
          <chart:series chart:style-name="ch13" chart:values-cell-range-address="w2v.E2:w2v.E23" chart:label-cell-address="w2v.E1:w2v.E1" chart:class="chart:bar">
            <chart:data-point chart:repeated="22"/>
          </chart:series>
          <chart:series chart:style-name="ch14" chart:values-cell-range-address="w2v.F2:w2v.F23" chart:label-cell-address="w2v.F1:w2v.F1" chart:class="chart:bar">
            <chart:data-point chart:repeated="22"/>
          </chart:series>
          <chart:series chart:style-name="ch15" chart:values-cell-range-address="w2v.G2:w2v.G23" chart:label-cell-address="w2v.G1:w2v.G1" chart:class="chart:bar">
            <chart:data-point chart:repeated="2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2v_fine_tune_ortho_pro_crustes_mean</text:p>
                <draw:g>
                  <svg:desc>w2v.D1:w2v.D1</svg:desc>
                </draw:g>
              </table:table-cell>
              <table:table-cell office:value-type="string">
                <text:p>w2v_fine_tune_ortho_pro_crustes_median</text:p>
                <draw:g>
                  <svg:desc>w2v.E1:w2v.E1</svg:desc>
                </draw:g>
              </table:table-cell>
              <table:table-cell office:value-type="string">
                <text:p>w2v_fine_tune_cca_mean</text:p>
                <draw:g>
                  <svg:desc>w2v.F1:w2v.F1</svg:desc>
                </draw:g>
              </table:table-cell>
              <table:table-cell office:value-type="string">
                <text:p>w2v_fine_tune_cca_median</text:p>
                <draw:g>
                  <svg:desc>w2v.G1:w2v.G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w2v.A2:w2v.A23</svg:desc>
                </draw:g>
              </table:table-cell>
              <table:table-cell office:value-type="float" office:value="0.119221787522208">
                <text:p>0.119221787522208</text:p>
                <draw:g>
                  <svg:desc>w2v.D2:w2v.D23</svg:desc>
                </draw:g>
              </table:table-cell>
              <table:table-cell office:value-type="float" office:value="0.10143968231824">
                <text:p>0.10143968231824</text:p>
                <draw:g>
                  <svg:desc>w2v.E2:w2v.E23</svg:desc>
                </draw:g>
              </table:table-cell>
              <table:table-cell office:value-type="float" office:value="0.0659409294462065">
                <text:p>0.0659409294462065</text:p>
                <draw:g>
                  <svg:desc>w2v.F2:w2v.F23</svg:desc>
                </draw:g>
              </table:table-cell>
              <table:table-cell office:value-type="float" office:value="0.0686936857262436">
                <text:p>0.0686936857262436</text:p>
                <draw:g>
                  <svg:desc>w2v.G2:w2v.G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975201018975706">
                <text:p>0.0975201018975706</text:p>
              </table:table-cell>
              <table:table-cell office:value-type="float" office:value="0.0964085014498964">
                <text:p>0.0964085014498964</text:p>
              </table:table-cell>
              <table:table-cell office:value-type="float" office:value="0.0691883048232721">
                <text:p>0.0691883048232721</text:p>
              </table:table-cell>
              <table:table-cell office:value-type="float" office:value="0.0578549692582111">
                <text:p>0.05785496925821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15632155368658">
                <text:p>0.115632155368658</text:p>
              </table:table-cell>
              <table:table-cell office:value-type="float" office:value="0.108191366390306">
                <text:p>0.108191366390306</text:p>
              </table:table-cell>
              <table:table-cell office:value-type="float" office:value="0.0741479506027672">
                <text:p>0.0741479506027672</text:p>
              </table:table-cell>
              <table:table-cell office:value-type="float" office:value="0.0566907734773597">
                <text:p>0.056690773477359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19368633036711">
                <text:p>0.119368633036711</text:p>
              </table:table-cell>
              <table:table-cell office:value-type="float" office:value="0.106472566565689">
                <text:p>0.106472566565689</text:p>
              </table:table-cell>
              <table:table-cell office:value-type="float" office:value="0.0775836159842355">
                <text:p>0.0775836159842355</text:p>
              </table:table-cell>
              <table:table-cell office:value-type="float" office:value="0.0754209245954241">
                <text:p>0.075420924595424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11933317798273">
                <text:p>0.111933317798273</text:p>
              </table:table-cell>
              <table:table-cell office:value-type="float" office:value="0.0969914276745855">
                <text:p>0.0969914276745855</text:p>
              </table:table-cell>
              <table:table-cell office:value-type="float" office:value="0.0847797148268863">
                <text:p>0.0847797148268863</text:p>
              </table:table-cell>
              <table:table-cell office:value-type="float" office:value="0.074313186334104">
                <text:p>0.07431318633410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05633150995994">
                <text:p>0.105633150995994</text:p>
              </table:table-cell>
              <table:table-cell office:value-type="float" office:value="0.106585643534758">
                <text:p>0.106585643534758</text:p>
              </table:table-cell>
              <table:table-cell office:value-type="float" office:value="0.098829115848152">
                <text:p>0.098829115848152</text:p>
              </table:table-cell>
              <table:table-cell office:value-type="float" office:value="0.0915099256865832">
                <text:p>0.091509925686583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02450445156732">
                <text:p>0.102450445156732</text:p>
              </table:table-cell>
              <table:table-cell office:value-type="float" office:value="0.106955715880102">
                <text:p>0.106955715880102</text:p>
              </table:table-cell>
              <table:table-cell office:value-type="float" office:value="0.10414081512025">
                <text:p>0.10414081512025</text:p>
              </table:table-cell>
              <table:table-cell office:value-type="float" office:value="0.103219318000638">
                <text:p>0.10321931800063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09297380040439">
                <text:p>0.109297380040439</text:p>
              </table:table-cell>
              <table:table-cell office:value-type="float" office:value="0.107342199208785">
                <text:p>0.107342199208785</text:p>
              </table:table-cell>
              <table:table-cell office:value-type="float" office:value="0.100380419446276">
                <text:p>0.100380419446276</text:p>
              </table:table-cell>
              <table:table-cell office:value-type="float" office:value="0.096457039969308">
                <text:p>0.09645703996930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14819557553246">
                <text:p>0.114819557553246</text:p>
              </table:table-cell>
              <table:table-cell office:value-type="float" office:value="0.110298978844467">
                <text:p>0.110298978844467</text:p>
              </table:table-cell>
              <table:table-cell office:value-type="float" office:value="0.0869641955369184">
                <text:p>0.0869641955369184</text:p>
              </table:table-cell>
              <table:table-cell office:value-type="float" office:value="0.0936692000408562">
                <text:p>0.093669200040856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103684985476124">
                <text:p>0.103684985476124</text:p>
              </table:table-cell>
              <table:table-cell office:value-type="float" office:value="0.106725937201052">
                <text:p>0.106725937201052</text:p>
              </table:table-cell>
              <table:table-cell office:value-type="float" office:value="0.0936870741240833">
                <text:p>0.0936870741240833</text:p>
              </table:table-cell>
              <table:table-cell office:value-type="float" office:value="0.0973290392817283">
                <text:p>0.097329039281728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105729709102531">
                <text:p>0.105729709102531</text:p>
              </table:table-cell>
              <table:table-cell office:value-type="float" office:value="0.100028711435746">
                <text:p>0.100028711435746</text:p>
              </table:table-cell>
              <table:table-cell office:value-type="float" office:value="0.0984488679090672">
                <text:p>0.0984488679090672</text:p>
              </table:table-cell>
              <table:table-cell office:value-type="float" office:value="0.102244655064174">
                <text:p>0.10224465506417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122261751995046">
                <text:p>0.122261751995046</text:p>
              </table:table-cell>
              <table:table-cell office:value-type="float" office:value="0.1211767578125">
                <text:p>0.1211767578125</text:p>
              </table:table-cell>
              <table:table-cell office:value-type="float" office:value="0.0986417269186601">
                <text:p>0.0986417269186601</text:p>
              </table:table-cell>
              <table:table-cell office:value-type="float" office:value="0.105477220184949">
                <text:p>0.10547722018494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0949818326989">
                <text:p>0.10949818326989</text:p>
              </table:table-cell>
              <table:table-cell office:value-type="float" office:value="0.113989824567522">
                <text:p>0.113989824567522</text:p>
              </table:table-cell>
              <table:table-cell office:value-type="float" office:value="0.103959680570226">
                <text:p>0.103959680570226</text:p>
              </table:table-cell>
              <table:table-cell office:value-type="float" office:value="0.106541112783004">
                <text:p>0.10654111278300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113739597704789">
                <text:p>0.113739597704789</text:p>
              </table:table-cell>
              <table:table-cell office:value-type="float" office:value="0.116634807975925">
                <text:p>0.116634807975925</text:p>
              </table:table-cell>
              <table:table-cell office:value-type="float" office:value="0.100458207070788">
                <text:p>0.100458207070788</text:p>
              </table:table-cell>
              <table:table-cell office:value-type="float" office:value="0.10290920958227">
                <text:p>0.1029092095822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116605971978635">
                <text:p>0.116605971978635</text:p>
              </table:table-cell>
              <table:table-cell office:value-type="float" office:value="0.113382867307079">
                <text:p>0.113382867307079</text:p>
              </table:table-cell>
              <table:table-cell office:value-type="float" office:value="0.109735775199973">
                <text:p>0.109735775199973</text:p>
              </table:table-cell>
              <table:table-cell office:value-type="float" office:value="0.116277484504544">
                <text:p>0.11627748450454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113833714788231">
                <text:p>0.113833714788231</text:p>
              </table:table-cell>
              <table:table-cell office:value-type="float" office:value="0.113341786910077">
                <text:p>0.113341786910077</text:p>
              </table:table-cell>
              <table:table-cell office:value-type="float" office:value="0.0991930732393404">
                <text:p>0.0991930732393404</text:p>
              </table:table-cell>
              <table:table-cell office:value-type="float" office:value="0.102113709741709">
                <text:p>0.10211370974170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116590490493732">
                <text:p>0.116590490493732</text:p>
              </table:table-cell>
              <table:table-cell office:value-type="float" office:value="0.115145238759566">
                <text:p>0.115145238759566</text:p>
              </table:table-cell>
              <table:table-cell office:value-type="float" office:value="0.106681815987454">
                <text:p>0.106681815987454</text:p>
              </table:table-cell>
              <table:table-cell office:value-type="float" office:value="0.10295757682956">
                <text:p>0.1029575768295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16804334990832">
                <text:p>0.116804334990832</text:p>
              </table:table-cell>
              <table:table-cell office:value-type="float" office:value="0.117891484474649">
                <text:p>0.117891484474649</text:p>
              </table:table-cell>
              <table:table-cell office:value-type="float" office:value="0.103344853537423">
                <text:p>0.103344853537423</text:p>
              </table:table-cell>
              <table:table-cell office:value-type="float" office:value="0.106678342235332">
                <text:p>0.10667834223533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120548429267351">
                <text:p>0.120548429267351</text:p>
              </table:table-cell>
              <table:table-cell office:value-type="float" office:value="0.120867770448023">
                <text:p>0.120867770448023</text:p>
              </table:table-cell>
              <table:table-cell office:value-type="float" office:value="0.124555221869021">
                <text:p>0.124555221869021</text:p>
              </table:table-cell>
              <table:table-cell office:value-type="float" office:value="0.123276466836735">
                <text:p>0.12327646683673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121594674652831">
                <text:p>0.121594674652831</text:p>
              </table:table-cell>
              <table:table-cell office:value-type="float" office:value="0.118691182039222">
                <text:p>0.118691182039222</text:p>
              </table:table-cell>
              <table:table-cell office:value-type="float" office:value="0.119350990356337">
                <text:p>0.119350990356337</text:p>
              </table:table-cell>
              <table:table-cell office:value-type="float" office:value="0.12037978191765">
                <text:p>0.1203797819176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122315754666025">
                <text:p>0.122315754666025</text:p>
              </table:table-cell>
              <table:table-cell office:value-type="float" office:value="0.118774625817124">
                <text:p>0.118774625817124</text:p>
              </table:table-cell>
              <table:table-cell office:value-type="float" office:value="0.11309778139622">
                <text:p>0.11309778139622</text:p>
              </table:table-cell>
              <table:table-cell office:value-type="float" office:value="0.11626746352838">
                <text:p>0.1162674635283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23375157944037">
                <text:p>0.123375157944037</text:p>
              </table:table-cell>
              <table:table-cell office:value-type="float" office:value="0.119931628168846">
                <text:p>0.119931628168846</text:p>
              </table:table-cell>
              <table:table-cell office:value-type="float" office:value="0.1219984407386">
                <text:p>0.1219984407386</text:p>
              </table:table-cell>
              <table:table-cell office:value-type="float" office:value="0.121268578354193">
                <text:p>0.1212685783541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71cm" svg:height="10.892cm" xlink:href=".." xlink:type="simple" chart:class="chart:bar" chart:column-mapping="0 1" chart:style-name="ch1">
        <chart:title svg:x="5.32cm" svg:y="0.353cm" chart:style-name="ch2">
          <text:p>Coherence score Vs Number of clusters</text:p>
        </chart:title>
        <chart:subtitle svg:x="6.576cm" svg:y="1.349cm" chart:style-name="ch3">
          <text:p>Glove Embedding ref, Epoch 15</text:p>
        </chart:subtitle>
        <chart:legend chart:legend-position="end" svg:x="12.962cm" svg:y="4.898cm" style:legend-expansion="high" chart:style-name="ch4"/>
        <chart:plot-area chart:style-name="ch5" table:cell-range-address="w2v.A2:w2v.B23 w2v.A1:w2v.B1 w2v.F1:w2v.F23" chart:data-source-has-labels="both" svg:x="1.386cm" svg:y="2.249cm" svg:width="11.201cm" svg:height="7.445cm">
          <chartooo:coordinate-region svg:x="2.298cm" svg:y="2.449cm" svg:width="10.289cm" svg:height="6.598cm"/>
          <chart:axis chart:dimension="x" chart:name="primary-x" chart:style-name="ch6" chartooo:axis-type="auto">
            <chartooo:date-scale/>
            <chart:title svg:x="5.579cm" svg:y="9.911cm" chart:style-name="ch7">
              <text:p>Number of clusters</text:p>
            </chart:title>
            <chart:categories table:cell-range-address="w2v.A2:w2v.A23"/>
          </chart:axis>
          <chart:axis chart:dimension="y" chart:name="primary-y" chart:style-name="ch8">
            <chart:title svg:x="0.451cm" svg:y="7.272cm" chart:style-name="ch9">
              <text:p>Coherence score</text:p>
            </chart:title>
            <chart:grid chart:style-name="ch10" chart:class="major"/>
          </chart:axis>
          <chart:series chart:style-name="ch11" chart:values-cell-range-address="w2v.B2:w2v.B23" chart:label-cell-address="w2v.B1:w2v.B1" chart:class="chart:bar">
            <chart:data-point chart:repeated="22"/>
          </chart:series>
          <chart:series chart:style-name="ch12" chart:values-cell-range-address="" chart:class="chart:bar">
            <chart:data-point/>
          </chart:series>
          <chart:series chart:style-name="ch13" chart:values-cell-range-address="w2v.F2:w2v.F23" chart:label-cell-address="w2v.F1:w2v.F1" chart:class="chart:bar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2v_trained_from_scratch_mean</text:p>
                <draw:g>
                  <svg:desc>w2v.B1:w2v.B1</svg:desc>
                </draw:g>
              </table:table-cell>
              <table:table-cell office:value-type="string">
                <text:p>w2v_fine_tune_cca_mean</text:p>
                <draw:g>
                  <svg:desc>w2v.F1:w2v.F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w2v.A2:w2v.A23</svg:desc>
                </draw:g>
              </table:table-cell>
              <table:table-cell office:value-type="float" office:value="0.0718869730334935">
                <text:p>0.0718869730334935</text:p>
                <draw:g>
                  <svg:desc>w2v.B2:w2v.B23</svg:desc>
                </draw:g>
              </table:table-cell>
              <table:table-cell office:value-type="float" office:value="0.0659409294462065">
                <text:p>0.0659409294462065</text:p>
                <draw:g>
                  <svg:desc>w2v.F2:w2v.F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76604646176708">
                <text:p>0.076604646176708</text:p>
              </table:table-cell>
              <table:table-cell office:value-type="float" office:value="0.0691883048232721">
                <text:p>0.069188304823272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787255385349127">
                <text:p>0.0787255385349127</text:p>
              </table:table-cell>
              <table:table-cell office:value-type="float" office:value="0.0741479506027672">
                <text:p>0.074147950602767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778101037473095">
                <text:p>0.0778101037473095</text:p>
              </table:table-cell>
              <table:table-cell office:value-type="float" office:value="0.0775836159842355">
                <text:p>0.07758361598423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810092311601624">
                <text:p>0.0810092311601624</text:p>
              </table:table-cell>
              <table:table-cell office:value-type="float" office:value="0.0847797148268863">
                <text:p>0.084779714826886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818726259348344">
                <text:p>0.0818726259348344</text:p>
              </table:table-cell>
              <table:table-cell office:value-type="float" office:value="0.098829115848152">
                <text:p>0.09882911584815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781254382599566">
                <text:p>0.0781254382599566</text:p>
              </table:table-cell>
              <table:table-cell office:value-type="float" office:value="0.10414081512025">
                <text:p>0.1041408151202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831833514211793">
                <text:p>0.0831833514211793</text:p>
              </table:table-cell>
              <table:table-cell office:value-type="float" office:value="0.100380419446276">
                <text:p>0.10038041944627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884568140458087">
                <text:p>0.0884568140458087</text:p>
              </table:table-cell>
              <table:table-cell office:value-type="float" office:value="0.0869641955369184">
                <text:p>0.086964195536918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862170888472577">
                <text:p>0.0862170888472577</text:p>
              </table:table-cell>
              <table:table-cell office:value-type="float" office:value="0.0936870741240833">
                <text:p>0.093687074124083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828817050589069">
                <text:p>0.0828817050589069</text:p>
              </table:table-cell>
              <table:table-cell office:value-type="float" office:value="0.0984488679090672">
                <text:p>0.098448867909067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883541655355906">
                <text:p>0.0883541655355906</text:p>
              </table:table-cell>
              <table:table-cell office:value-type="float" office:value="0.0986417269186601">
                <text:p>0.09864172691866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887516400084204">
                <text:p>0.0887516400084204</text:p>
              </table:table-cell>
              <table:table-cell office:value-type="float" office:value="0.103959680570226">
                <text:p>0.10395968057022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83274404640022">
                <text:p>0.083274404640022</text:p>
              </table:table-cell>
              <table:table-cell office:value-type="float" office:value="0.100458207070788">
                <text:p>0.10045820707078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817540926435271">
                <text:p>0.0817540926435271</text:p>
              </table:table-cell>
              <table:table-cell office:value-type="float" office:value="0.109735775199973">
                <text:p>0.10973577519997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834663441382761">
                <text:p>0.0834663441382761</text:p>
              </table:table-cell>
              <table:table-cell office:value-type="float" office:value="0.0991930732393404">
                <text:p>0.099193073239340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822894440286408">
                <text:p>0.0822894440286408</text:p>
              </table:table-cell>
              <table:table-cell office:value-type="float" office:value="0.106681815987454">
                <text:p>0.10668181598745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882411568310796">
                <text:p>0.0882411568310796</text:p>
              </table:table-cell>
              <table:table-cell office:value-type="float" office:value="0.103344853537423">
                <text:p>0.10334485353742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801474394071821">
                <text:p>0.0801474394071821</text:p>
              </table:table-cell>
              <table:table-cell office:value-type="float" office:value="0.124555221869021">
                <text:p>0.12455522186902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82074060651615">
                <text:p>0.082074060651615</text:p>
              </table:table-cell>
              <table:table-cell office:value-type="float" office:value="0.119350990356337">
                <text:p>0.11935099035633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791868955460453">
                <text:p>0.0791868955460453</text:p>
              </table:table-cell>
              <table:table-cell office:value-type="float" office:value="0.11309778139622">
                <text:p>0.1130977813962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796552890388333">
                <text:p>0.0796552890388333</text:p>
              </table:table-cell>
              <table:table-cell office:value-type="float" office:value="0.1219984407386">
                <text:p>0.12199844073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305cm" svg:height="9.457cm" xlink:href=".." xlink:type="simple" chart:class="chart:bar" chart:column-mapping="1 0" chart:style-name="ch1">
        <chart:title svg:x="5.587cm" svg:y="0.325cm" chart:style-name="ch2">
          <text:p>Coherence score Vs Number of clusters</text:p>
        </chart:title>
        <chart:subtitle svg:x="6.843cm" svg:y="1.293cm" chart:style-name="ch3">
          <text:p>Glove Embedding ref, Epoch 15</text:p>
        </chart:subtitle>
        <chart:legend chart:legend-position="end" svg:x="12.861cm" svg:y="3.981cm" style:legend-expansion="high" chart:style-name="ch4"/>
        <chart:plot-area chart:style-name="ch5" table:cell-range-address="fasttext.A1:fasttext.B23 fasttext.D1:fasttext.D23" chart:data-source-has-labels="both" svg:x="1.397cm" svg:y="2.165cm" svg:width="11.078cm" svg:height="6.122cm">
          <chartooo:coordinate-region svg:x="2.309cm" svg:y="2.364cm" svg:width="10.166cm" svg:height="5.276cm"/>
          <chart:axis chart:dimension="x" chart:name="primary-x" chart:style-name="ch6" chartooo:axis-type="auto">
            <chartooo:date-scale/>
            <chart:title svg:x="5.529cm" svg:y="8.476cm" chart:style-name="ch7">
              <text:p>Number of clusters</text:p>
            </chart:title>
            <chart:categories table:cell-range-address="fasttext.A2:fasttext.A23"/>
          </chart:axis>
          <chart:axis chart:dimension="y" chart:name="primary-y" chart:style-name="ch8">
            <chart:title svg:x="0.451cm" svg:y="6.527cm" chart:style-name="ch9">
              <text:p>Coherence score</text:p>
            </chart:title>
            <chart:grid chart:style-name="ch10" chart:class="major"/>
          </chart:axis>
          <chart:series chart:style-name="ch11" chart:values-cell-range-address="fasttext.D2:fasttext.D23" chart:label-cell-address="fasttext.D1:fasttext.D1" chart:class="chart:bar">
            <chart:data-point chart:repeated="22"/>
          </chart:series>
          <chart:series chart:style-name="ch12" chart:values-cell-range-address="fasttext.B2:fasttext.B23" chart:label-cell-address="fasttext.B1:fasttext.B1" chart:class="chart:ba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ttext_fine_tune_ortho_procrustes_mean</text:p>
                <draw:g>
                  <svg:desc>fasttext.D1:fasttext.D1</svg:desc>
                </draw:g>
              </table:table-cell>
              <table:table-cell office:value-type="string">
                <text:p>fasttext_trained_from_scratch_mean</text:p>
                <draw:g>
                  <svg:desc>fasttext.B1:fasttext.B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fasttext.A2:fasttext.A23</svg:desc>
                </draw:g>
              </table:table-cell>
              <table:table-cell office:value-type="float" office:value="0.0923404998334434">
                <text:p>0.0923404998334434</text:p>
                <draw:g>
                  <svg:desc>fasttext.D2:fasttext.D23</svg:desc>
                </draw:g>
              </table:table-cell>
              <table:table-cell office:value-type="float" office:value="0.0388717081942989">
                <text:p>0.0388717081942989</text:p>
                <draw:g>
                  <svg:desc>fasttext.B2:fasttext.B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03605872173699">
                <text:p>0.103605872173699</text:p>
              </table:table-cell>
              <table:table-cell office:value-type="float" office:value="0.0381692987558793">
                <text:p>0.038169298755879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06522503634429">
                <text:p>0.106522503634429</text:p>
              </table:table-cell>
              <table:table-cell office:value-type="float" office:value="0.0374863760811942">
                <text:p>0.037486376081194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01903127242108">
                <text:p>0.101903127242108</text:p>
              </table:table-cell>
              <table:table-cell office:value-type="float" office:value="0.0360162909371512">
                <text:p>0.036016290937151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00796737072045">
                <text:p>0.100796737072045</text:p>
              </table:table-cell>
              <table:table-cell office:value-type="float" office:value="0.0366792347666982">
                <text:p>0.03667923476669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993338098331374">
                <text:p>0.0993338098331374</text:p>
              </table:table-cell>
              <table:table-cell office:value-type="float" office:value="0.0412476915242721">
                <text:p>0.041247691524272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849236324650389">
                <text:p>0.0849236324650389</text:p>
              </table:table-cell>
              <table:table-cell office:value-type="float" office:value="0.0378291764961021">
                <text:p>0.037829176496102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895681967938765">
                <text:p>0.0895681967938765</text:p>
              </table:table-cell>
              <table:table-cell office:value-type="float" office:value="0.0382480188911169">
                <text:p>0.038248018891116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88244733745549">
                <text:p>0.088244733745549</text:p>
              </table:table-cell>
              <table:table-cell office:value-type="float" office:value="0.0423445859896083">
                <text:p>0.042344585989608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855793552943639">
                <text:p>0.0855793552943639</text:p>
              </table:table-cell>
              <table:table-cell office:value-type="float" office:value="0.0423742178780692">
                <text:p>0.042374217878069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862329840034507">
                <text:p>0.0862329840034507</text:p>
              </table:table-cell>
              <table:table-cell office:value-type="float" office:value="0.0459123715992919">
                <text:p>0.045912371599291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103753974157517">
                <text:p>0.103753974157517</text:p>
              </table:table-cell>
              <table:table-cell office:value-type="float" office:value="0.0394968782622239">
                <text:p>0.039496878262223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04170703810088">
                <text:p>0.104170703810088</text:p>
              </table:table-cell>
              <table:table-cell office:value-type="float" office:value="0.0412166579888792">
                <text:p>0.041216657988879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934964191168056">
                <text:p>0.0934964191168056</text:p>
              </table:table-cell>
              <table:table-cell office:value-type="float" office:value="0.0388185498838443">
                <text:p>0.038818549883844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105051480278391">
                <text:p>0.105051480278391</text:p>
              </table:table-cell>
              <table:table-cell office:value-type="float" office:value="0.0413658784131328">
                <text:p>0.041365878413132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100198050629641">
                <text:p>0.100198050629641</text:p>
              </table:table-cell>
              <table:table-cell office:value-type="float" office:value="0.0392753089037303">
                <text:p>0.039275308903730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9853371588091">
                <text:p>0.09853371588091</text:p>
              </table:table-cell>
              <table:table-cell office:value-type="float" office:value="0.0417669876359539">
                <text:p>0.041766987635953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0208308044745">
                <text:p>0.10208308044745</text:p>
              </table:table-cell>
              <table:table-cell office:value-type="float" office:value="0.0385295261460908">
                <text:p>0.038529526146090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972837287891969">
                <text:p>0.0972837287891969</text:p>
              </table:table-cell>
              <table:table-cell office:value-type="float" office:value="0.0411690933307201">
                <text:p>0.041169093330720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10131537335048">
                <text:p>0.10131537335048</text:p>
              </table:table-cell>
              <table:table-cell office:value-type="float" office:value="0.0402574725349921">
                <text:p>0.040257472534992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102224285311621">
                <text:p>0.102224285311621</text:p>
              </table:table-cell>
              <table:table-cell office:value-type="float" office:value="0.0380960232036802">
                <text:p>0.03809602320368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02669376731405">
                <text:p>0.102669376731405</text:p>
              </table:table-cell>
              <table:table-cell office:value-type="float" office:value="0.040120798601423">
                <text:p>0.0401207986014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